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the main gate, but it is closed and locked.
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19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Hold it! Past this point is the boss' room!"
</text:p>
          </table:table-cell>
          <table:table-cell table:style-name="ce0" office:value-type="string">
            <text:p>Bandit
“Hold it! Past this point is the boss' room!”</text:p>
          </table:table-cell>
          <table:table-cell table:number-columns-repeated="1019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You're never getting through here! Prepare yourselves!" 
</text:p>
          </table:table-cell>
          <table:table-cell table:style-name="ce0" office:value-type="string">
            <text:p>Bandit
“There's no way we're lettin' yer through!
Prepare yerselves!!”</text:p>
          </table:table-cell>
          <table:table-cell table:number-columns-repeated="1019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 "Hello—! I'm a peddler—! Even though I'm with the bandits, the customer is always right!"</text:p>
          </table:table-cell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